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justify" style:justify-single-word="false"/>
    </style:style>
    <style:style style:name="P2" style:family="paragraph" style:parent-style-name="Text_20_body">
      <style:paragraph-properties>
        <style:tab-stops>
          <style:tab-stop style:position="1.905cm"/>
          <style:tab-stop style:position="10.16cm"/>
        </style:tab-stops>
      </style:paragraph-properties>
    </style:style>
    <style:style style:name="P3" style:family="paragraph" style:parent-style-name="Text_20_body">
      <style:paragraph-properties fo:margin-left="11.24cm" fo:margin-right="0cm" fo:text-indent="0cm" style:auto-text-indent="false"/>
    </style:style>
    <style:style style:name="P4" style:family="paragraph" style:parent-style-name="Standard">
      <style:paragraph-properties fo:text-align="end" style:justify-single-word="false">
        <style:tab-stops>
          <style:tab-stop style:position="6.033cm"/>
        </style:tab-stops>
      </style:paragraph-properties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8" style:family="paragraph" style:parent-style-name="Standard" style:master-page-name="Standard">
      <style:paragraph-properties fo:text-align="end" style:justify-single-word="false" style:page-number="auto">
        <style:tab-stops>
          <style:tab-stop style:position="6.033cm"/>
        </style:tab-stops>
      </style:paragraph-properties>
    </style:style>
    <style:style style:name="T1" style:family="text">
      <style:text-properties fo:color="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Buenos Aires, 30 de Septiembre de 2010</text:p>
      <text:p text:style-name="P4"><text:tab/>OBJETO: Presentación Propuesta Trabajo Profesional.</text:p>
      <text:p text:style-name="P5"/>
      <text:p text:style-name="P5"/>
      <text:p text:style-name="P6">Sr. Director del Departamento de Computación de la</text:p>
      <text:p text:style-name="P6">Facultad de Ingeniería de la Universidad de Buenos Aires.</text:p>
      <text:h text:style-name="P1" text:outline-level="1">S. / D.</text:h>
      <text:p text:style-name="P5"/>
      <text:p text:style-name="P5"/>
      <text:p text:style-name="Text_20_body_20_indent">Los que suscriben Lic. Rosa Graciela Wachenchauzer, tutor, Ing. Juan Gabardini, co-tutor, y el alumno de la carrera de Ingeniería en Informática, Mariano Patricio Tugnarelli, Padrón N°: 78945, se dirigen al señor Director del Departamento de Computación, a fin de solicitarle tenga a bien recibir la propuesta de Trabajo Profesional y elevar la misma a la Comisión Evaluadora establecida a esos efectos.</text:p>
      <text:p text:style-name="Text_20_body_20_indent"/>
      <text:p text:style-name="Text_20_body_20_indent">El mencionado Trabajo Profesional corresponde a la asignatura 75.99 - <text:span text:style-name="T1">Trabajo Profesional de Ing. Informática para la orientación Gestión Industrial de Sistemas,</text:span> incluida en el plan de estudio 1986. -</text:p>
      <text:p text:style-name="P7"/>
      <text:p text:style-name="P7">Se adjunta a la presente carta: 1) Propuesta de Trabajo Profesional; 2) Currículum Vitae Académico incluyendo el listado de materias aprobadas. –</text:p>
      <text:p text:style-name="P7"/>
      <text:p text:style-name="P7">Sin otro particular, saludan al Sr. Director con la más distinguida consideración. –</text:p>
      <text:p text:style-name="P7"/>
      <text:p text:style-name="P7"/>
      <text:p text:style-name="P3"/>
      <text:p text:style-name="P3"><text:tab/><text:tab/></text:p>
      <text:p text:style-name="P2"><text:tab/>Lic. Rosa Graciela Wachenchauzer<text:tab/>Ing. Juan Gabardini</text:p>
      <text:p text:style-name="P2"/>
      <text:p text:style-name="P2"/>
      <text:p text:style-name="P2"/>
      <text:p text:style-name="P2"/>
      <text:p text:style-name="P2"><text:tab/>Mariano Patricio Tugnarelli</text:p>
      <text:p text:style-name="P2"><text:tab/> <text:s text:c="5"/>Padrón: 78945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text-underline-style="solid" style:text-underline-width="auto" style:text-underline-color="font-color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49cm" style:auto-text-indent="false"/>
    </style:style>
    <style:style style:name="Absatz-Standardschriftart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chint</meta:initial-creator>
    <meta:creation-date>2007-03-19T19:48:00</meta:creation-date>
    <dc:creator>Lito</dc:creator>
    <dc:date>2007-07-01T20:06:00</dc:date>
    <meta:editing-cycles>5</meta:editing-cycles>
    <meta:editing-duration>PT00H12M00S</meta:editing-duration>
    <meta:document-statistic meta:table-count="0" meta:image-count="0" meta:object-count="0" meta:page-count="1" meta:paragraph-count="13" meta:word-count="171" meta:character-count="1140"/>
    <meta:generator>OpenOffice.org/3.2$Unix OpenOffice.org_project/320m12$Build-9483</meta:generator>
    <meta:user-defined meta:name="Información 1"/>
    <meta:user-defined meta:name="Información 2"/>
    <meta:user-defined meta:name="Información 3"/>
    <meta:user-defined meta:name="Información 4"/>
  </office:meta>
</office:document-meta>
</file>